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umberland AMT" svg:font-family="'Cumberland AMT'"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fo:font-size="12pt" style:text-underline-style="none" fo:font-weight="bold" style:font-size-asian="12pt" style:font-weight-asian="bold" style:font-size-complex="12pt" style:font-weight-complex="bold"/>
    </style:style>
    <style:style style:name="P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Text_20_body">
      <style:text-properties fo:font-size="12pt" fo:font-weight="bold" style:font-size-asian="12pt" style:font-weight-asian="bold" style:font-size-complex="12pt" style:font-weight-complex="bold"/>
    </style:style>
    <style:style style:name="P6" style:family="paragraph" style:parent-style-name="Preformatted_20_Text">
      <style:text-properties fo:font-size="12pt" fo:font-weight="bold" style:font-size-asian="12pt" style:font-weight-asian="bold" style:font-size-complex="12pt" style:font-weight-complex="bold"/>
    </style:style>
    <style:style style:name="P7" style:family="paragraph" style:parent-style-name="Preformatted_20_Text">
      <style:paragraph-properties fo:margin-top="0in" fo:margin-bottom="0.1965in"/>
      <style:text-properties fo:font-size="12pt" fo:font-weight="bold" style:font-size-asian="12pt" style:font-weight-asian="bold" style:font-size-complex="12pt" style:font-weight-complex="bold"/>
    </style:style>
    <style:style style:name="P8" style:family="paragraph">
      <style:paragraph-properties fo:text-align="center"/>
    </style:style>
    <style:style style:name="T1" style:family="text">
      <style:text-properties fo:color="#ff00ff"/>
    </style:style>
    <style:style style:name="T2" style:family="text">
      <style:text-properties fo:color="#2300dc"/>
    </style:style>
    <style:style style:name="T3" style:family="text">
      <style:text-properties fo:font-style="italic"/>
    </style:style>
    <style:style style:name="T4" style:family="text">
      <style:text-properties fo:font-style="normal" style:font-style-asian="normal" style:font-style-complex="normal"/>
    </style:style>
    <style:style style:name="T5" style:family="text">
      <style:text-properties fo:font-size="12pt" fo:font-style="italic" style:font-size-asian="12pt" style:font-size-complex="12pt"/>
    </style:style>
    <style:style style:name="T6" style:family="text">
      <style:text-properties fo:font-size="12pt" fo:font-style="italic" fo:font-weight="bold" style:font-size-asian="12pt" style:font-weight-asian="bold" style:font-size-complex="12pt"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PROXY LOADBALANCING</text:p>
      <text:p text:style-name="P1"/>
      <text:p text:style-name="P1">Architecture</text:p>
      <text:p text:style-name="P2"><text:s text:c="92"/></text:p>
      <text:p text:style-name="P2">1haproxy machine</text:p>
      <text:p text:style-name="P2">2 webservers <text:s text:c="18"/></text:p>
      <text:p text:style-name="P1"><draw:rect text:anchor-type="paragraph" draw:z-index="0" draw:style-name="gr1" draw:text-style-name="P8" svg:width="1.0004in" svg:height="0.2295in" svg:x="2.5681in" svg:y="0.0756in"><text:p text:style-name="P8">CLIENT</text:p></draw:rect></text:p>
      <text:p text:style-name="P2"><draw:line text:anchor-type="paragraph" draw:z-index="2" draw:style-name="gr2" draw:text-style-name="P8" svg:x1="3.0366in" svg:y1="0.0752in" svg:x2="3.0366in" svg:y2="0.4732in"><text:p/></draw:line> <text:s text:c="2"/></text:p>
      <text:p text:style-name="P2"><text:s text:c="41"/></text:p>
      <text:p text:style-name="P2"><draw:rect text:anchor-type="paragraph" draw:z-index="1" draw:style-name="gr1" draw:text-style-name="P8" svg:width="1.8161in" svg:height="0.7433in" svg:x="2.1516in" svg:y="0.0717in"><text:p text:style-name="P8">HAPROXY </text:p><text:p text:style-name="P8">KEEPALIVED</text:p><text:p text:style-name="P8">MACHINE</text:p></draw:rect> <text:s text:c="18"/><text:span text:style-name="T2"><text:s text:c="2"/>IP:192.168.1.85</text:span> <text:s text:c="72"/></text:p>
      <text:p text:style-name="P2"><text:s text:c="98"/>(<text:span text:style-name="T1">Shared</text:span> <text:span text:style-name="T1">Virtual IP:192.168.1.99</text:span>)</text:p>
      <text:p text:style-name="P2"/>
      <text:p text:style-name="P2"/>
      <text:p text:style-name="P2"><draw:line text:anchor-type="paragraph" draw:z-index="5" draw:style-name="gr3" draw:text-style-name="P8" svg:x1="2.4894in" svg:y1="0.0118in" svg:x2="1.9311in" svg:y2="0.9154in"><text:p/></draw:line><draw:line text:anchor-type="paragraph" draw:z-index="6" draw:style-name="gr3" draw:text-style-name="P8" svg:x1="3.5437in" svg:y1="0.0118in" svg:x2="4.3366in" svg:y2="0.952in"><text:p/></draw:line></text:p>
      <text:p text:style-name="P2"/>
      <text:p text:style-name="P2"/>
      <text:p text:style-name="P2"/>
      <text:p text:style-name="P2"><draw:ellipse text:anchor-type="paragraph" draw:z-index="4" draw:style-name="gr1" draw:text-style-name="P8" svg:width="1.6031in" svg:height="0.5524in" svg:x="3.5437in" svg:y="0.1492in"><text:p text:style-name="P8">WEBSERVER2</text:p></draw:ellipse><draw:ellipse text:anchor-type="paragraph" draw:z-index="3" draw:style-name="gr1" draw:text-style-name="P8" svg:width="1.8016in" svg:height="0.5941in" svg:x="1.0398in" svg:y="0.1126in"><text:p text:style-name="P8">WEBSERVER1</text:p></draw:ellipse></text:p>
      <text:p text:style-name="P2"/>
      <text:p text:style-name="P2"><text:s text:c="28"/></text:p>
      <text:p text:style-name="P2"><text:s text:c="25"/></text:p>
      <text:p text:style-name="P2"><text:span text:style-name="T2"><text:s text:c="30"/>IP:192.168.1.41 <text:s text:c="4"/></text:span><text:s text:c="26"/><text:span text:style-name="T2"><text:s text:c="2"/>IP:192.168.1.34</text:span></text:p>
      <text:p text:style-name="P2"/>
      <text:p text:style-name="P2"/>
      <text:p text:style-name="P4"><text:span text:style-name="T3">HAProxy is a free, very fast and reliable solution offering high availability, load balancing, and proxying for TCP and HTTP-based applications. It is particularly suited for web sites crawling under very high loads while needing persistence or Layer7 processing. Supporting tens of thousands of connections is clearly realistic with todays hardware. Its mode of operation makes its integration into existing architectures very easy and riskless, while still offering the possibility not to expose fragile web servers to the Net.</text:span></text:p>
      <text:p text:style-name="P4"><text:span text:style-name="T3"/></text:p>
      <text:p text:style-name="P1"><text:span text:style-name="T3">1.WEBSERVER SETTINGS </text:span></text:p>
      <text:p text:style-name="P2"><text:span text:style-name="T3"/></text:p>
      <text:p text:style-name="P4"><text:span text:style-name="T3"/></text:p>
      <text:p text:style-name="P3">We will configure HAProxy as a transparent proxy, i.e., it will pass on the original user's IP address in a field called X-Forwarded-For to the backend web servers. Of course, the backend web servers should log the original user's IP address in their access logs instead of the IP addresses of our load balancers. Therefore we must modify the LogFormat line in /etc/apache2/apache2.conf and replace %h with %{X-Forwarded-For}i</text:p>
      <text:p text:style-name="P4"><text:span text:style-name="T3"/></text:p>
      <text:p text:style-name="P5"><text:span text:style-name="T4">we will configure HAProxy to check the backend webservers' health by continuously requesting the page from the backend servers. Of course, these requests would totally bloat the access logs and mess up your page view statistics (if you use a tool like Webalizer or AWstats that generates </text:span><text:soft-page-break/><text:span text:style-name="T4">statistics based on the access logs)</text:span><text:span text:style-name="T3">. </text:span></text:p>
      <text:p text:style-name="P5"><text:span text:style-name="T3"/></text:p>
      <text:p text:style-name="P5"><text:span text:style-name="T3"/></text:p>
      <text:p text:style-name="P5">In virtual host file, put these two lines into it (comment out all other CustomLog directives in your vhost configuration):</text:p>
      <text:p text:style-name="P4"><text:span text:style-name="T3"/></text:p>
      <text:p text:style-name="P4"><text:span text:style-name="T3"/></text:p>
      <text:p text:style-name="P4"><text:span text:style-name="T3"><text:s text:c="3"/>SetEnvIf Request_URI "^/check\.txt$" dontlog</text:span></text:p>
      <text:p text:style-name="P7"><text:s text:c="2"/>CustomLog /var/log/apache2/access.log combined env=!dontlog</text:p>
      <text:p text:style-name="P4"><text:span text:style-name="T3">Then restart apache in both webservers.............................</text:span></text:p>
      <text:p text:style-name="P4"><text:span text:style-name="T3"/></text:p>
      <text:p text:style-name="P4"><text:span text:style-name="T3"/></text:p>
      <text:p text:style-name="P4"><text:span text:style-name="T3"/></text:p>
      <text:p text:style-name="P4"><text:span text:style-name="T3">HAPROXY SETTINGS....</text:span></text:p>
      <text:p text:style-name="P4"><text:span text:style-name="T3"/></text:p>
      <text:p text:style-name="P4"><text:span text:style-name="T3">1.Install haproxy on loadbalancing server.....</text:span></text:p>
      <text:p text:style-name="P4"><text:span text:style-name="T3">2.edit conf file like this ...ie /etc/haproxy.cfg</text:span></text:p>
      <text:p text:style-name="P4"><text:span text:style-name="T3"/></text:p>
      <text:p text:style-name="P4"><text:span text:style-name="T3"><text:s text:c="6"/></text:span></text:p>
      <text:p text:style-name="P4"><text:span text:style-name="T3"><text:s text:c="9"/></text:span></text:p>
      <text:p text:style-name="P4"><text:span text:style-name="T3">global</text:span></text:p>
      <text:p text:style-name="P4"><text:span text:style-name="T3"><text:s text:c="8"/>log 127.0.0.1 <text:s text:c="2"/>local0</text:span></text:p>
      <text:p text:style-name="P4"><text:span text:style-name="T3"><text:s text:c="8"/>log 127.0.0.1 <text:s text:c="2"/>local1 notice</text:span></text:p>
      <text:p text:style-name="P4"><text:span text:style-name="T3"><text:s text:c="8"/>#log loghost <text:s text:c="3"/>local0 info</text:span></text:p>
      <text:p text:style-name="P4"><text:span text:style-name="T3"><text:s text:c="8"/>maxconn 4096</text:span></text:p>
      <text:p text:style-name="P4"><text:span text:style-name="T3"><text:s text:c="8"/>#debug</text:span></text:p>
      <text:p text:style-name="P4"><text:span text:style-name="T3"><text:s text:c="8"/>#quiet</text:span></text:p>
      <text:p text:style-name="P4"><text:span text:style-name="T3"><text:s text:c="8"/>user haproxy</text:span></text:p>
      <text:p text:style-name="P4"><text:span text:style-name="T3"><text:s text:c="8"/>group haproxy</text:span></text:p>
      <text:p text:style-name="P4"><text:span text:style-name="T3"/></text:p>
      <text:p text:style-name="P4"><text:span text:style-name="T3">defaults</text:span></text:p>
      <text:p text:style-name="P4"><text:span text:style-name="T3"><text:s text:c="8"/>log <text:s text:c="4"/>global</text:span></text:p>
      <text:p text:style-name="P4"><text:span text:style-name="T3"><text:s text:c="8"/>mode <text:s text:c="3"/>http</text:span></text:p>
      <text:p text:style-name="P4"><text:span text:style-name="T3"><text:s text:c="8"/>option <text:s/>httplog</text:span></text:p>
      <text:p text:style-name="P4"><text:span text:style-name="T3"><text:s text:c="8"/>option <text:s/>dontlognull</text:span></text:p>
      <text:p text:style-name="P4"><text:span text:style-name="T3"><text:s text:c="8"/>retries 3</text:span></text:p>
      <text:p text:style-name="P4"><text:span text:style-name="T3"><text:s text:c="8"/>option redispatch</text:span></text:p>
      <text:p text:style-name="P4"><text:span text:style-name="T3"><text:s text:c="8"/>maxconn 2000</text:span></text:p>
      <text:p text:style-name="P4"><text:span text:style-name="T3"><text:s text:c="8"/>contimeout <text:s text:c="5"/>5000</text:span></text:p>
      <text:p text:style-name="P4"><text:span text:style-name="T3"><text:s text:c="8"/>clitimeout <text:s text:c="5"/>50000</text:span></text:p>
      <text:p text:style-name="P4"><text:span text:style-name="T3"><text:s text:c="8"/>srvtimeout <text:s text:c="5"/>50000</text:span></text:p>
      <text:p text:style-name="P4"><text:soft-page-break/><text:span text:style-name="T3"/></text:p>
      <text:p text:style-name="P4"><text:span text:style-name="T3">listen webfarm 192.168.1.99:80</text:span></text:p>
      <text:p text:style-name="P4"><text:span text:style-name="T3"><text:s text:c="7"/>mode http</text:span></text:p>
      <text:p text:style-name="P4"><text:span text:style-name="T3"><text:s text:c="7"/>stats enable</text:span></text:p>
      <text:p text:style-name="P4"><text:span text:style-name="T3"><text:s text:c="7"/>stats auth jhon:x</text:span></text:p>
      <text:p text:style-name="P4"><text:span text:style-name="T3"><text:s text:c="7"/>balance roundrobin</text:span></text:p>
      <text:p text:style-name="P4"><text:span text:style-name="T3"><text:s text:c="7"/>cookie JSESSIONID prefix</text:span></text:p>
      <text:p text:style-name="P4"><text:span text:style-name="T3"><text:s text:c="7"/>option httpclose</text:span></text:p>
      <text:p text:style-name="P4"><text:span text:style-name="T3"><text:s text:c="7"/>option forwardfor</text:span></text:p>
      <text:p text:style-name="P4"><text:span text:style-name="T3"><text:s text:c="7"/>option httpchk HEAD /check.txt HTTP/1.0</text:span></text:p>
      <text:p text:style-name="P4"><text:span text:style-name="T3"><text:s text:c="7"/>server webA 192.168.1.34:80 cookie A check</text:span></text:p>
      <text:p text:style-name="P4"><text:span text:style-name="T3"><text:s text:c="7"/>server webB 192.168.1.41:80 cookie B check</text:span></text:p>
      <text:p text:style-name="P4"><text:span text:style-name="T3"/></text:p>
      <text:p text:style-name="P4"><text:span text:style-name="T3">3.Then in /etc/default/haproxy</text:span></text:p>
      <text:p text:style-name="P4"><text:span text:style-name="T3"/></text:p>
      <text:p text:style-name="P4"><text:span text:style-name="T3"><text:s text:c="4"/># Set ENABLED to 1 if you want the init script to start haproxy.</text:span></text:p>
      <text:p text:style-name="P6"><text:s text:c="2"/>ENABLED=1</text:p>
      <text:p text:style-name="P6"><text:s text:c="2"/># Add extra flags here.</text:p>
      <text:p text:style-name="P7"><text:s text:c="2"/>#EXTRAOPTS="-de -m 16"</text:p>
      <text:p text:style-name="P7"/>
      <text:p text:style-name="P7">4.Configured keepalived to listen for shared ip</text:p>
      <text:p text:style-name="P7"><text:s text:c="2"/></text:p>
      <text:p text:style-name="P7">To allow HAProxy to bind to the shared IP address, we add the following line to <text:s text:c="4"/>/etc/sysctl.conf:</text:p>
      <text:p text:style-name="P4"><text:span text:style-name="T3"><text:s text:c="2"/></text:span></text:p>
      <text:p text:style-name="P4"><text:span text:style-name="T3"><text:s/></text:span></text:p>
      <text:p text:style-name="P6"><text:span text:style-name="T3">net.ipv4.ip_nonlocal_bind=1</text:span></text:p>
      <text:p text:style-name="P4"><text:span text:style-name="T3"/></text:p>
      <text:p text:style-name="P4"><text:span text:style-name="T3"/></text:p>
      <text:p text:style-name="P4"><text:span text:style-name="T3">after that run <text:s/>sysctl -p</text:span></text:p>
      <text:p text:style-name="P4"><text:span text:style-name="T3"/></text:p>
      <text:p text:style-name="P4"><text:span text:style-name="T3">in /etc/keepalived/keepalived.conf <text:s text:c="2"/>add these entries</text:span></text:p>
      <text:p text:style-name="P6"><text:span text:style-name="T3"/></text:p>
      <text:p text:style-name="P6"><text:span text:style-name="T3"/></text:p>
      <text:p text:style-name="P6"><text:span text:style-name="T3"/></text:p>
      <text:p text:style-name="P6"><text:span text:style-name="T3">vrrp_script chk_haproxy { <text:s text:c="10"/># Requires keepalived-1.1.13</text:span></text:p>
      <text:p text:style-name="P6"><text:s text:c="8"/>script "killall -0 haproxy" <text:s text:c="4"/># cheaper than pidof</text:p>
      <text:p text:style-name="P6"><text:s text:c="8"/>interval 2 <text:s text:c="21"/># check every 2 seconds</text:p>
      <text:p text:style-name="P6"><text:s text:c="8"/>weight 2 <text:s text:c="23"/># add 2 points of prio if OK</text:p>
      <text:p text:style-name="P6">}</text:p>
      <text:p text:style-name="P6"/>
      <text:p text:style-name="P6"><text:soft-page-break/>vrrp_instance VI_1 {</text:p>
      <text:p text:style-name="P6"><text:s text:c="8"/>interface eth0</text:p>
      <text:p text:style-name="P6"><text:s text:c="8"/>state MASTER</text:p>
      <text:p text:style-name="P6"><text:s text:c="8"/>virtual_router_id 51</text:p>
      <text:p text:style-name="P6"><text:s text:c="8"/>priority 101 <text:s text:c="19"/># 101 on master, 100 on backup</text:p>
      <text:p text:style-name="P6"><text:s text:c="8"/>virtual_ipaddress {</text:p>
      <text:p text:style-name="P6"><text:s text:c="12"/>192.168.1.99</text:p>
      <text:p text:style-name="P6"><text:s text:c="8"/>}</text:p>
      <text:p text:style-name="P6"><text:s text:c="8"/>track_script {</text:p>
      <text:p text:style-name="P6"><text:s text:c="12"/>chk_haproxy</text:p>
      <text:p text:style-name="P6"><text:s text:c="8"/>}</text:p>
      <text:p text:style-name="P7">}</text:p>
      <text:p text:style-name="P4"><text:span text:style-name="T3"/></text:p>
      <text:p text:style-name="P4"><text:span text:style-name="T3"><text:s text:c="4"/></text:span></text:p>
      <text:p text:style-name="P4"><text:span text:style-name="T3">Then start keepalived...</text:span></text:p>
      <text:p text:style-name="P4"><text:span text:style-name="T3">run <text:s text:c="17"/>ip addr sh eth0</text:span></text:p>
      <text:p text:style-name="P4"><text:span text:style-name="T3">to check the sytem is listening on shared ip.</text:span></text:p>
      <text:p text:style-name="P4"><text:span text:style-name="T3"/></text:p>
      <text:p text:style-name="P4"><text:span text:style-name="T3"/></text:p>
      <text:p text:style-name="P4"><text:span text:style-name="T3"/></text:p>
      <text:p text:style-name="P4"><text:span text:style-name="T3">Then start haproxy also</text:span></text:p>
      <text:p text:style-name="P4"><text:span text:style-name="T3"/></text:p>
      <text:p text:style-name="P4"><text:span text:style-name="T3">You can now make HTTP requests to the virtual IP address 192.168.0.99 (or to any domain/hostname that is pointing to the virtual IP address), and you should get content from the backend web servers.</text:span></text:p>
      <text:p text:style-name="P4"><text:span text:style-name="T3"/></text:p>
      <text:p text:style-name="Standard"><text:span text:style-name="T6">ie: </text:span><text:a xlink:type="simple" xlink:href="http://192.168.1.99/"><text:span text:style-name="T6">http://192.168.1.99</text:span></text:a></text:p>
      <text:p text:style-name="P4"><text:span text:style-name="T3"/></text:p>
      <text:p text:style-name="Standard"><text:a xlink:type="simple" xlink:href="http://192.168.0.99/haproxy?stats-----this"><text:span text:style-name="T6">http://192.168.0.99/haproxy?stats-----this</text:span></text:a><text:span text:style-name="T6"> will give you web interface statistics for haproxy</text:span></text:p>
      <text:p text:style-name="P4"><text:span text:style-name="T3"/></text:p>
      <text:p text:style-name="P4"><text:span text:style-name="T3"><text:s text:c="4"/>username:jhon</text:span></text:p>
      <text:p text:style-name="P4"><text:span text:style-name="T3"><text:s text:c="3"/>password:x</text:span></text:p>
      <text:p text:style-name="P4"><text:span text:style-name="T3"/></text:p>
      <text:p text:style-name="P4"><text:span text:style-name="T3">References:</text:span></text:p>
      <text:p text:style-name="P4"><text:span text:style-name="T3"/></text:p>
      <text:p text:style-name="Standard"><text:span text:style-name="T6"><text:s/></text:span><text:a xlink:type="simple" xlink:href="http://www.howtoforge.org/setting-up-a-high-availability-load-balancer-with-haproxy-keepalived-on-debian-lenny-p2"><text:span text:style-name="T6">http://www.howtoforge.org/setting-up-a-high-availability-load-balancer-with-haproxy-keepalived-on-debian-lenny-p2</text:span></text:a></text:p>
      <text:p text:style-name="P4"><text:span text:style-name="T3"/></text:p>
      <text:p text:style-name="P4"><text:span text:style-name="T3">http://download.opensuse.org/repositories/home:/stevenharms:/haproxy/</text:span></text:p>
      <text:p text:style-name="Standard"><text:a xlink:type="simple" xlink:href="http://www.jadyounan.com/2009/10/02/ha-proxy-haproxy-1-3-on-linux-centos-5-x4-x/"><text:span text:style-name="T6">http://www.jadyounan.com/2009/10/02/ha-proxy-haproxy-1-3-on-linux-centos-5-x4-x/</text:span></text:a></text:p>
      <text:p text:style-name="P4"><text:span text:style-name="T3"/></text:p>
      <text:p text:style-name="P4"><text:span text:style-name="T3"/></text:p>
      <text:p text:style-name="P4"><text:span text:style-name="T3"/></text:p>
      <text:p text:style-name="P4"><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umberland AMT" svg:font-family="'Cumberland AMT'"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root</meta:initial-creator>
    <meta:creation-date>2010-04-20T19:04:58</meta:creation-date>
    <dc:date>2010-04-21T14:50:38</dc:date>
    <meta:editing-cycles>9</meta:editing-cycles>
    <meta:editing-duration>PT2H28M24S</meta:editing-duration>
    <meta:user-defined meta:name="Info 1"/>
    <meta:user-defined meta:name="Info 2"/>
    <meta:user-defined meta:name="Info 3"/>
    <meta:user-defined meta:name="Info 4"/>
    <meta:document-statistic meta:table-count="0" meta:image-count="0" meta:object-count="0" meta:page-count="5" meta:paragraph-count="100" meta:word-count="608" meta:character-count="4810"/>
  </office:meta>
</office:document-meta>
</file>